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cdff" officeooo:paragraph-rsid="001acdff"/>
    </style:style>
    <style:style style:name="P2" style:family="paragraph" style:parent-style-name="Header">
      <style:text-properties fo:font-weight="bold" officeooo:rsid="001acdff" officeooo:paragraph-rsid="001acdff" style:font-weight-asian="bold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acdff" officeooo:paragraph-rsid="001acd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4">Assignment – 3</text:p>
      <text:p text:style-name="P4"/>
      <text:p text:style-name="P4">Ques -1. Does ANSI recognize the data type DATE?</text:p>
      <text:p text:style-name="P4">Ans-1. ANSI SQL does’nt have a specific data type called “date”, however it does recognise date and time <text:s/>related data types such as DATE, Time , TimeStamp etc. MySQL supports the DATE data type which is consistent with ANSI SQL standard. <text:s/></text:p>
      <text:p text:style-name="P4"/>
      <text:p text:style-name="P4"/>
      <text:p text:style-name="P4"/>
      <text:p text:style-name="P4">Ques -2. Which subdivision of SQL is used to insert</text:p>
      <text:p text:style-name="P4">values in tables?</text:p>
      <text:p text:style-name="P4"/>
      <text:p text:style-name="P4">Ans-2 <text:s/>DML(Data Manipulation Language) is the sub-division of sql that is used to insert values in Tables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dff" officeooo:paragraph-rsid="001acdff" style:font-weight-asian="bold" style:font-weight-complex="bold"/>
    </style:style>
    <style:style style:name="MP2" style:family="paragraph" style:parent-style-name="Header">
      <style:text-properties officeooo:rsid="001acdff" officeooo:paragraph-rsid="001acd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atsal Mishra</text:p>
        <text:p text:style-name="MP1">D-4</text:p>
        <text:p text:style-name="MP1">83889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22:49.866644242</meta:creation-date>
    <meta:generator>LibreOffice/7.3.7.2$Linux_X86_64 LibreOffice_project/30$Build-2</meta:generator>
    <dc:date>2024-03-22T16:32:16.943923665</dc:date>
    <meta:editing-duration>PT9M27S</meta:editing-duration>
    <meta:editing-cycles>1</meta:editing-cycles>
    <meta:document-statistic meta:table-count="0" meta:image-count="0" meta:object-count="0" meta:page-count="1" meta:paragraph-count="9" meta:word-count="86" meta:character-count="498" meta:non-whitespace-character-count="415"/>
  </office:meta>
</office:document-meta>
</file>